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text-properties fo:font-family="Constantia" style:font-family-generic="roman" style:font-pitch="variable" fo:font-size="50pt" style:font-size-asian="50pt" style:font-size-complex="50pt"/>
    </style:style>
    <style:style style:name="P74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50pt" style:font-size-asian="50pt" style:font-size-complex="50pt"/>
    </style:style>
    <style:style style:name="T60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1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SEED</text:span></text:p>
          </draw:text-box>
        </draw:frame>
        <draw:line draw:style-name="gr93" draw:text-style-name="P1" draw:layer="layout" svg:x1="3cm" svg:y1="5cm" svg:x2="28cm" svg:y2="5cm">
          <text:p/>
        </draw:line>
        <draw:line draw:style-name="gr93" draw:text-style-name="P1" draw:layer="layout" svg:x1="3cm" svg:y1="10cm" svg:x2="28cm" svg:y2="10cm">
          <text:p/>
        </draw:line>
        <draw:custom-shape draw:style-name="gr66" draw:text-style-name="P51" xml:id="id184" draw:id="id184" draw:layer="layout" svg:width="1cm" svg:height="1cm" svg:x="1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6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0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0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0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6.5cm" svg:y1="3cm" svg:x2="12.5cm" svg:y2="3cm" draw:start-shape="id183" draw:start-glue-point="4" draw:end-shape="id184" draw:end-glue-point="4" svg:d="m6500 3000c0-751 6000-751 6000 0" svg:viewBox="0 0 6001 564">
          <text:p/>
        </draw:connector>
        <draw:connector draw:style-name="gr74" draw:text-style-name="P1" draw:layer="layout" draw:type="curve" svg:x1="5.5cm" svg:y1="4cm" svg:x2="20.5cm" svg:y2="4cm" draw:start-shape="id185" draw:start-glue-point="6" draw:end-shape="id186" draw:end-glue-point="6" svg:d="m5500 4000c0 753 15000 753 15000 0" svg:viewBox="0 0 15001 566">
          <text:p/>
        </draw:connector>
        <draw:connector draw:style-name="gr74" draw:text-style-name="P1" draw:layer="layout" draw:type="curve" svg:x1="4.5cm" svg:y1="4cm" svg:x2="4.5cm" svg:y2="6cm" draw:start-shape="id187" draw:start-glue-point="6" draw:end-shape="id188" draw:end-glue-point="4" svg:d="m4500 4000v2000" svg:viewBox="0 0 1 2001">
          <text:p/>
        </draw:connector>
        <draw:connector draw:style-name="gr74" draw:text-style-name="P1" draw:layer="layout" draw:type="curve" svg:x1="12.5cm" svg:y1="4cm" svg:x2="12.5cm" svg:y2="6cm" draw:start-shape="id184" draw:start-glue-point="6" draw:end-shape="id189" draw:end-glue-point="0" svg:d="m12500 4000v2000" svg:viewBox="0 0 1 2001">
          <text:p/>
        </draw:connector>
        <draw:connector draw:style-name="gr74" draw:text-style-name="P1" draw:layer="layout" draw:type="curve" svg:x1="20.5cm" svg:y1="4cm" svg:x2="20.5cm" svg:y2="6cm" draw:start-shape="id186" draw:start-glue-point="6" draw:end-shape="id190" draw:end-glue-point="4" svg:d="m20500 4000v2000" svg:viewBox="0 0 1 2001">
          <text:p/>
        </draw:connector>
        <draw:connector draw:style-name="gr94" draw:text-style-name="P1" draw:layer="layout" draw:type="curve" svg:x1="4.5cm" svg:y1="9cm" svg:x2="4.5cm" svg:y2="11cm" draw:start-shape="id191" draw:start-glue-point="6" draw:end-shape="id192" draw:end-glue-point="4" svg:d="m4500 9000v2000" svg:viewBox="0 0 1 2001">
          <text:p/>
        </draw:connector>
        <draw:connector draw:style-name="gr94" draw:text-style-name="P1" draw:layer="layout" draw:type="curve" svg:x1="12.5cm" svg:y1="9cm" svg:x2="12.5cm" svg:y2="11cm" draw:start-shape="id193" draw:start-glue-point="6" draw:end-shape="id194" draw:end-glue-point="4" svg:d="m12500 9000v2000" svg:viewBox="0 0 1 2001">
          <text:p/>
        </draw:connector>
        <draw:connector draw:style-name="gr94" draw:text-style-name="P1" draw:layer="layout" draw:type="curve" svg:x1="20.5cm" svg:y1="9cm" svg:x2="20.5cm" svg:y2="11cm" draw:start-shape="id195" draw:start-glue-point="6" draw:end-shape="id196" draw:end-glue-point="4" svg:d="m20500 9000v2000" svg:viewBox="0 0 1 2001">
          <text:p/>
        </draw:connector>
      </draw:page>
      <draw:page draw:name="page13" draw:style-name="dp1" draw:master-page-name="默认">
        <draw:frame draw:style-name="gr68" draw:text-style-name="P64" draw:layer="controls" svg:width="9cm" svg:height="2cm" svg:x="1cm" svg:y="18cm">
          <draw:text-box>
            <text:p text:style-name="P43"><text:span text:style-name="T39">TriGraM poster</text:span></text:p>
            <text:p text:style-name="P43"><text:span text:style-name="T40">Shi.Zhan (c) 2013</text:span></text:p>
            <text:p text:style-name="P43"><text:span text:style-name="T40">Project SEED</text:span></text:p>
          </draw:text-box>
        </draw:frame>
        <draw:frame draw:style-name="gr95" draw:text-style-name="P73" draw:layer="layout" svg:width="27cm" svg:height="5cm" svg:x="1.5cm" svg:y="4cm">
          <draw:text-box>
            <text:p text:style-name="P73"><text:span text:style-name="T59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4" draw:layer="layout" svg:width="9cm" svg:height="3cm" svg:x="15cm" svg:y="7cm">
            <draw:text-box>
              <text:p text:style-name="P74"><text:span text:style-name="T60">Tri</text:span><text:span text:style-name="T61">Gra</text:span><text:span text:style-name="T60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0T11:08:28.22</dc:date>
    <meta:editing-duration>PT11H57M53S</meta:editing-duration>
    <meta:editing-cycles>57</meta:editing-cycles>
    <meta:generator>LibreOffice/4.0.1.2$Windows_x86 LibreOffice_project/84102822e3d61eb989ddd325abf1ac077904985</meta:generator>
    <dc:creator>Zhan Shi</dc:creator>
    <meta:document-statistic meta:object-count="735"/>
  </office:meta>
</office:document-meta>
</file>